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3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language="nl" fo:country="N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Taak</text:p>
          </table:table-cell>
          <table:table-cell table:style-name="ce1" office:value-type="string">
            <text:p>Sprint 1</text:p>
          </table:table-cell>
          <table:table-cell table:number-columns-repeated="1022"/>
        </table:table-row>
        <table:table-row table:style-name="ro1">
          <table:table-cell office:value-type="string">
            <text:p>Sorteer 13 kaarten in oplopende volgorde. Je krijgt enkel deze 13 kaarten</text:p>
          </table:table-cell>
          <table:table-cell office:value-type="string">
            <text:p>x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Sorteer 13 kaarten in oplopende volgorde. Je krijgt een volledig boek kaarten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Sorteer een volledig boek kaarten in oplopende volgorde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orteer een volledig boek kaarten in oplopende volgorde (ook kleuren)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Vind de ontbrekende kaart in een pak kaarten. Er ontbreekt exact één kaart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Vind de 2 ontbrekende kaarten in een pak kaarten. Er ontbreken exact twee kaarten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Vind 3 ontbrekende kaarten in een volledig boek kaarten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Gooi 5 keer 4 met 2 dobbelstenen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Gooi 5 keer 4 met 3 dobbelstenen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Blaas 5 ballonnen (20 cm) op en knoop deze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Blaas 5 ballonnen (40 cm) op en knoop deze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Blaas 5 ballonnen (60 cm) op en knoop deze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Blaas 10 ballonnen (40 cm) op en knoop deze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Gooi 5 keer 1 met 1 dobbelsteen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Plooi 5 papieren hoedjes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Plooi 5 papieren bootjes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Plooi 10 papieren bootjes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Plooi 10 papieren hoedjes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aak een reeks rekenoefeningen: optellen (0-100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aak een reeks rekenoefeningen: optellen (0-1000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aak een reeks rekenoefeningen: aftrekken (0-100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aak een reeks rekenoefeningen: aftrekken (0-1000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Maak een reeks rekenoefeningen: vermenigvuldigen (0-10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Bouw een kaartenhuis van 1 verdieping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Bouw een kaartenhuis van 2 verdiepingen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Gooi 5 keer 10 met 2 dobbelstenen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Bouw een kaartenhuis van 4 verdiepingen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Gooi met twee dobbelstenen hetzelfde cijfer op beide dobbelstenen. Doe dit 3 keer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Gooi met drie dobbelstenen hetzelfde cijfer op beide dobbelstenen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coor minstens 100 punten met 3 dobbelstenen. Je mag één keer gooien. 1 telt voor 100, 6 telt voor 60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coor minstens 180 punten met 3 dobbelstenen. Je mag één keer gooien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coor minstens 300 punten met 3 dobbelstenen. Je mag één keer gooien. 1 telt voor 100, 6 telt voor 60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Opdrach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at is volgens jou de kleinste story, m.a.w. de story die het minste tijd zal vragen om uit te voeren?</text:p>
          </table:table-cell>
          <table:table-cell office:value-type="string">
            <text:p>13 kaarten sorteren in oplopende volgorde. Dit is een voor de hand liggende taak die weinig handelingen vergt (ongeacht het gekozen “algoritme”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aarom kies je deze story?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orteer de stories volgens workload. De stories die je het snelst kan afhandelen, zet je bovenaan.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tel je hebt een sprint van 1 uur. Stel de sprintbacklog op voor de eerste sprint.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(Je kan gewoon een kruisje zetten in de excelfile in de kolom Sprint 1.)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2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3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8000" number:language="nl" number:country="NL">
      <number:number number:min-integer-digits="1"/>
    </number:number-style>
    <number:number-style style:name="N8106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6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6P0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8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08P0"/>
    </number:number-style>
    <number:number-style style:name="N8109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9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09P0"/>
    </number:number-style>
    <number:date-style style:name="N8110" number:language="nl" number:country="NL">
      <number:day/>
      <number:text>-</number:text>
      <number:month/>
      <number:text>-</number:text>
      <number:year number:style="long"/>
    </number:date-style>
    <number:date-style style:name="N8111" number:language="nl" number:country="NL">
      <number:day/>
      <number:text>-</number:text>
      <number:month number:textual="true"/>
      <number:text>-</number:text>
      <number:year/>
    </number:date-style>
    <number:date-style style:name="N8112" number:language="nl" number:country="NL">
      <number:day/>
      <number:text>-</number:text>
      <number:month number:textual="true"/>
    </number:date-style>
    <number:date-style style:name="N8113" number:language="nl" number:country="NL">
      <number:month number:textual="true"/>
      <number:text>-</number:text>
      <number:year/>
    </number:date-style>
    <number:time-style style:name="N8114" number:language="nl" number:country="NL">
      <number:hours/>
      <number:text>:</number:text>
      <number:minutes number:style="long"/>
      <number:text> </number:text>
      <number:am-pm/>
    </number:time-style>
    <number:time-style style:name="N8115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nl" number:country="NL">
      <number:hours/>
      <number:text>:</number:text>
      <number:minutes number:style="long"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18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nl" number:country="NL">
      <number:number number:decimal-places="0" number:min-integer-digits="1" number:grouping="true"/>
      <number:text> </number:text>
    </number:number-style>
    <number:number-style style:name="N8119" number:language="nl" number:country="NL">
      <number:number number:decimal-places="0" number:min-integer-digits="1" number:grouping="true"/>
      <number:text>-</number:text>
      <style:map style:condition="value()&gt;=0" style:apply-style-name="N8119P0"/>
    </number:number-style>
    <number:number-style style:name="N8120P0" style:volatile="true" number:language="nl" number:country="NL">
      <number:number number:decimal-places="0" number:min-integer-digits="1" number:grouping="true"/>
      <number:text> </number:text>
    </number:number-style>
    <number:number-style style:name="N8120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0P0"/>
    </number:number-style>
    <number:number-style style:name="N8121P0" style:volatile="true" number:language="nl" number:country="NL">
      <number:number number:decimal-places="2" number:min-integer-digits="1" number:grouping="true"/>
      <number:text> </number:text>
    </number:number-style>
    <number:number-style style:name="N8121" number:language="nl" number:country="NL">
      <number:number number:decimal-places="2" number:min-integer-digits="1" number:grouping="true"/>
      <number:text>-</number:text>
      <style:map style:condition="value()&gt;=0" style:apply-style-name="N8121P0"/>
    </number:number-style>
    <number:number-style style:name="N8122P0" style:volatile="true" number:language="nl" number:country="NL">
      <number:number number:decimal-places="2" number:min-integer-digits="1" number:grouping="true"/>
      <number:text> </number:text>
    </number:number-style>
    <number:number-style style:name="N8122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text> </number:text>
      <number:number number:decimal-places="0" number:min-integer-digits="1" number:grouping="true"/>
      <number:text> </number:text>
    </number:number-style>
    <number:number-style style:name="N8123P1" style:volatile="true" number:language="nl" number:country="NL">
      <number:text> </number:text>
      <number:number number:decimal-places="0" number:min-integer-digits="1" number:grouping="true"/>
      <number:text>-</number:text>
    </number:number-style>
    <number:number-style style:name="N8123P2" style:volatile="true" number:language="nl" number:country="NL">
      <number:text> - </number:text>
    </number:number-style>
    <number:text-style style:name="N8123" number:language="nl" number:country="N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nl" number:country="NL">
      <number:text> € </number:text>
      <number:number number:decimal-places="0" number:min-integer-digits="1" number:grouping="true"/>
      <number:text> </number:text>
    </number:number-style>
    <number:number-style style:name="N8124P1" style:volatile="true" number:language="nl" number:country="NL">
      <number:text> € </number:text>
      <number:number number:decimal-places="0" number:min-integer-digits="1" number:grouping="true"/>
      <number:text>-</number:text>
    </number:number-style>
    <number:number-style style:name="N8124P2" style:volatile="true" number:language="nl" number:country="NL">
      <number:text> € - </number:text>
    </number:number-style>
    <number:text-style style:name="N8124" number:language="nl" number:country="NL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nl" number:country="NL">
      <number:text> </number:text>
      <number:number number:decimal-places="2" number:min-integer-digits="1" number:grouping="true"/>
      <number:text> </number:text>
    </number:number-style>
    <number:number-style style:name="N8125P1" style:volatile="true" number:language="nl" number:country="NL">
      <number:text> </number:text>
      <number:number number:decimal-places="2" number:min-integer-digits="1" number:grouping="true"/>
      <number:text>-</number:text>
    </number:number-style>
    <number:number-style style:name="N8125P2" style:volatile="true" number:language="nl" number:country="NL">
      <number:text> -</number:text>
      <number:number number:decimal-places="0" number:min-integer-digits="0"/>
      <number:text> </number:text>
    </number:number-style>
    <number:text-style style:name="N8125" number:language="nl" number:country="NL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nl" number:country="NL">
      <number:text> € </number:text>
      <number:number number:decimal-places="2" number:min-integer-digits="1" number:grouping="true"/>
      <number:text> </number:text>
    </number:number-style>
    <number:number-style style:name="N8126P1" style:volatile="true" number:language="nl" number:country="NL">
      <number:text> € </number:text>
      <number:number number:decimal-places="2" number:min-integer-digits="1" number:grouping="true"/>
      <number:text>-</number:text>
    </number:number-style>
    <number:number-style style:name="N8126P2" style:volatile="true" number:language="nl" number:country="NL">
      <number:text> € -</number:text>
      <number:number number:decimal-places="0" number:min-integer-digits="0"/>
      <number:text> </number:text>
    </number:number-style>
    <number:text-style style:name="N8126" number:language="nl" number:country="NL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nl" number:country="NL">
      <number:minutes number:style="long"/>
      <number:text>:</number:text>
      <number:seconds number:style="long"/>
    </number:time-style>
    <number:time-style style:name="N8128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nl" number:country="NL">
      <number:minutes number:style="long"/>
      <number:text>:</number:text>
      <number:seconds number:style="long" number:decimal-places="1"/>
    </number:time-style>
    <number:number-style style:name="N8130" number:language="nl" number:country="N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-12-2015</text:date>, <text:time>18:18:4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3T18:18:44.88</dc:date>
    <dc:creator>Yannick Thibos</dc:creator>
    <meta:generator>OpenOffice/4.0.1$Win32 OpenOffice.org_project/401m5$Build-9714</meta:generator>
    <meta:editing-duration>PT38M51S</meta:editing-duration>
    <meta:editing-cycles>1</meta:editing-cycles>
    <meta:document-statistic meta:table-count="3" meta:cell-count="59" meta:object-count="0"/>
  </office:meta>
</office:document-meta>
</file>